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7b1d" officeooo:paragraph-rsid="00187b1d"/>
    </style:style>
    <style:style style:name="P2" style:family="paragraph" style:parent-style-name="Standard">
      <style:text-properties officeooo:rsid="001e0b9e" officeooo:paragraph-rsid="001e0b9e"/>
    </style:style>
    <style:style style:name="P3" style:family="paragraph" style:parent-style-name="Standard">
      <style:text-properties officeooo:rsid="001fe5d7" officeooo:paragraph-rsid="001fe5d7"/>
    </style:style>
    <style:style style:name="P4" style:family="paragraph" style:parent-style-name="Standard">
      <style:text-properties officeooo:paragraph-rsid="0021d808"/>
    </style:style>
    <style:style style:name="P5" style:family="paragraph" style:parent-style-name="Standard">
      <style:text-properties officeooo:rsid="0022b7d2" officeooo:paragraph-rsid="0022b7d2"/>
    </style:style>
    <style:style style:name="P6" style:family="paragraph" style:parent-style-name="Standard">
      <style:text-properties officeooo:rsid="00259ca4" officeooo:paragraph-rsid="00259ca4"/>
    </style:style>
    <style:style style:name="P7" style:family="paragraph" style:parent-style-name="Standard">
      <style:text-properties officeooo:rsid="0025e321" officeooo:paragraph-rsid="0025e321"/>
    </style:style>
    <style:style style:name="P8" style:family="paragraph" style:parent-style-name="Standard">
      <style:text-properties officeooo:paragraph-rsid="00187b1d"/>
    </style:style>
    <style:style style:name="T1" style:family="text">
      <style:text-properties officeooo:rsid="00187b1d"/>
    </style:style>
    <style:style style:name="T2" style:family="text">
      <style:text-properties officeooo:rsid="001e0b9e"/>
    </style:style>
    <style:style style:name="T3" style:family="text">
      <style:text-properties officeooo:rsid="0023df30"/>
    </style:style>
    <style:style style:name="T4" style:family="text">
      <style:text-properties officeooo:rsid="002626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Read Me</text:span></text:p>
      <text:p text:style-name="P1">This is a project in Unity that is built to show a proof of concept for a racing game styled after Super Mario Kart SNES using a custom controller made with an Arduino.</text:p>
      <text:p text:style-name="P1"/>
      <text:p text:style-name="P2">The members of the group that made the project are:</text:p>
      <text:p text:style-name="P2">Ilya Soukoreff<text:tab/><text:tab/><text:tab/>(Student ID# 100927688)</text:p>
      <text:p text:style-name="P4"><text:span text:style-name="T2">Owen Lewis-Hanslip<text:tab/><text:tab/>(Student ID# 100</text:span>912741<text:span text:style-name="T2">)</text:span></text:p>
      <text:p text:style-name="P2">Alex Bean<text:tab/><text:tab/><text:tab/>(Student ID# 100927087)</text:p>
      <text:p text:style-name="P2"/>
      <text:p text:style-name="P3">This project was made in Unity Game Engine with simple code to simulate an input from a few buttons, and in TinkerCAD to simulate the Arduino and all our hardware.</text:p>
      <text:p text:style-name="P3"/>
      <text:p text:style-name="P5">It was made this way as per the guidelines of the assignment, <text:span text:style-name="T3">and due to time constrains. Initially we were going to have a physical Arduino working with it but we couldn’t get it working withing the time limit so we pivoted to simulating everything.</text:span></text:p>
      <text:p text:style-name="P5"/>
      <text:p text:style-name="P6">For who did what in the group:</text:p>
      <text:p text:style-name="P7">Alex did the hardware simulation and part of the code in the simulated Arduino.</text:p>
      <text:p text:style-name="P7">Owen set up the scene in Unity as well as did part of the code in the game engine.</text:p>
      <text:p text:style-name="P7">Ilya finished the code in the Arduino and in Unity, and made all the submission materials <text:span text:style-name="T4">(screenshots, videos, etc.)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18T02:11:57.324000000</meta:creation-date>
    <dc:date>2026-02-18T02:29:28.423000000</dc:date>
    <meta:editing-duration>PT17M22S</meta:editing-duration>
    <meta:editing-cycles>20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12" meta:word-count="194" meta:character-count="1066" meta:non-whitespace-character-count="879"/>
  </office:meta>
</office:document-meta>
</file>